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9677in" svg:y="2.4457in">
            <draw:object draw:notify-on-update-of-ranges="Sheet1.A14:Sheet1.A513 Sheet1.B13:Sheet1.B13 Sheet1.B14:Sheet1.B5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1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27328250056732">
            <text:p>0.9273282501</text:p>
          </table:table-cell>
          <table:table-cell office:value-type="float" office:value="0.201612903225806">
            <text:p>0.201612903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6125451783818">
            <text:p>0.8612545178</text:p>
          </table:table-cell>
          <table:table-cell office:value-type="float" office:value="0.141129032258065">
            <text:p>0.14112903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08087782913324">
            <text:p>0.8080877829</text:p>
          </table:table-cell>
          <table:table-cell office:value-type="float" office:value="0.241935483870968">
            <text:p>0.241935483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66419163655622">
            <text:p>0.7664191637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30917540071193">
            <text:p>0.7309175401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04482601590181">
            <text:p>0.7044826016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83785781284641">
            <text:p>0.6837857813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65515181677979">
            <text:p>0.6655151817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48028236945581">
            <text:p>0.6480282369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31219261184831">
            <text:p>0.6312192612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15473147558487">
            <text:p>0.6154731476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00929310162463">
            <text:p>0.6009293102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87405539778866">
            <text:p>0.5874055398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574621711529269">
            <text:p>0.5746217115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62273786237561">
            <text:p>0.5622737862</text:p>
          </table:table-cell>
          <table:table-cell office:value-type="float" office:value="0.487903225806452">
            <text:p>0.487903225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50032221049127">
            <text:p>0.550032221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537689054428173">
            <text:p>0.5376890544</text:p>
          </table:table-cell>
          <table:table-cell office:value-type="float" office:value="0.516129032258065">
            <text:p>0.516129032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525236106662396">
            <text:p>0.5252361067</text:p>
          </table:table-cell>
          <table:table-cell office:value-type="float" office:value="0.536290322580645">
            <text:p>0.536290322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512816728277547">
            <text:p>0.5128167283</text:p>
          </table:table-cell>
          <table:table-cell office:value-type="float" office:value="0.55241935483871">
            <text:p>0.552419354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00658252101194">
            <text:p>0.5006582521</text:p>
          </table:table-cell>
          <table:table-cell office:value-type="float" office:value="0.57258064516129">
            <text:p>0.572580645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488913785063507">
            <text:p>0.4889137851</text:p>
          </table:table-cell>
          <table:table-cell office:value-type="float" office:value="0.584677419354839">
            <text:p>0.584677419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77464611684691">
            <text:p>0.4774646117</text:p>
          </table:table-cell>
          <table:table-cell office:value-type="float" office:value="0.600806451612903">
            <text:p>0.6008064516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465877424575311">
            <text:p>0.4658774246</text:p>
          </table:table-cell>
          <table:table-cell office:value-type="float" office:value="0.612903225806452">
            <text:p>0.612903225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54496317068226">
            <text:p>0.4544963171</text:p>
          </table:table-cell>
          <table:table-cell office:value-type="float" office:value="0.620967741935484">
            <text:p>0.620967741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443813266037006">
            <text:p>0.443813266</text:p>
          </table:table-cell>
          <table:table-cell office:value-type="float" office:value="0.637096774193548">
            <text:p>0.637096774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433808187264867">
            <text:p>0.4338081873</text:p>
          </table:table-cell>
          <table:table-cell office:value-type="float" office:value="0.653225806451613">
            <text:p>0.653225806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24411912488797">
            <text:p>0.4244119125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15497492357168">
            <text:p>0.4154974924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06909747790881">
            <text:p>0.4069097478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98550207270249">
            <text:p>0.3985502073</text:p>
          </table:table-cell>
          <table:table-cell office:value-type="float" office:value="0.665322580645161">
            <text:p>0.665322580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390383741070464">
            <text:p>0.3903837411</text:p>
          </table:table-cell>
          <table:table-cell office:value-type="float" office:value="0.661290322580645">
            <text:p>0.6612903226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82413319600812">
            <text:p>0.3824133196</text:p>
          </table:table-cell>
          <table:table-cell office:value-type="float" office:value="0.669354838709677">
            <text:p>0.669354838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374658569580557">
            <text:p>0.3746585696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36713670748563">
            <text:p>0.3671367075</text:p>
          </table:table-cell>
          <table:table-cell office:value-type="float" office:value="0.673387096774194">
            <text:p>0.673387096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359850483559627">
            <text:p>0.3598504836</text:p>
          </table:table-cell>
          <table:table-cell office:value-type="float" office:value="0.67741935483871">
            <text:p>0.677419354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352787805007827">
            <text:p>0.352787805</text:p>
          </table:table-cell>
          <table:table-cell office:value-type="float" office:value="0.693548387096774">
            <text:p>0.693548387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45928402529464">
            <text:p>0.3459284025</text:p>
          </table:table-cell>
          <table:table-cell office:value-type="float" office:value="0.69758064516129">
            <text:p>0.697580645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339250301227835">
            <text:p>0.3392503012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332732176133196">
            <text:p>0.3327321761</text:p>
          </table:table-cell>
          <table:table-cell office:value-type="float" office:value="0.705645161290323">
            <text:p>0.70564516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326352728068223">
            <text:p>0.3263527281</text:p>
          </table:table-cell>
          <table:table-cell office:value-type="float" office:value="0.717741935483871">
            <text:p>0.717741935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20089819833581">
            <text:p>0.3200898198</text:p>
          </table:table-cell>
          <table:table-cell office:value-type="float" office:value="0.733870967741936">
            <text:p>0.7338709677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13921410684359">
            <text:p>0.3139214107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307828965254395">
            <text:p>0.3078289653</text:p>
          </table:table-cell>
          <table:table-cell office:value-type="float" office:value="0.741935483870968">
            <text:p>0.741935483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01801058132995">
            <text:p>0.3018010581</text:p>
          </table:table-cell>
          <table:table-cell office:value-type="float" office:value="0.754032258064516">
            <text:p>0.754032258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95833400693132">
            <text:p>0.2958334007</text:p>
          </table:table-cell>
          <table:table-cell office:value-type="float" office:value="0.758064516129032">
            <text:p>0.758064516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89924033029979">
            <text:p>0.289924033</text:p>
          </table:table-cell>
          <table:table-cell office:value-type="float" office:value="0.770161290322581">
            <text:p>0.770161290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84069382760664">
            <text:p>0.2840693828</text:p>
          </table:table-cell>
          <table:table-cell office:value-type="float" office:value="0.774193548387097">
            <text:p>0.774193548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78269628006227">
            <text:p>0.278269628</text:p>
          </table:table-cell>
          <table:table-cell office:value-type="float" office:value="0.782258064516129">
            <text:p>0.782258064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7252818923145">
            <text:p>0.2725281892</text:p>
          </table:table-cell>
          <table:table-cell office:value-type="float" office:value="0.790322580645161">
            <text:p>0.790322580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6687248299615">
            <text:p>0.266872483</text:p>
          </table:table-cell>
          <table:table-cell office:value-type="float" office:value="0.794354838709677">
            <text:p>0.7943548387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61363998173527">
            <text:p>0.2613639982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56052009804183">
            <text:p>0.2560520098</text:p>
          </table:table-cell>
          <table:table-cell office:value-type="float" office:value="0.798387096774194">
            <text:p>0.798387096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5097463763376">
            <text:p>0.2509746376</text:p>
          </table:table-cell>
          <table:table-cell office:value-type="float" office:value="0.80241935483871">
            <text:p>0.802419354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24616416630091">
            <text:p>0.2461641663</text:p>
          </table:table-cell>
          <table:table-cell office:value-type="float" office:value="0.810483870967742">
            <text:p>0.81048387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41633487778297">
            <text:p>0.2416334878</text:p>
          </table:table-cell>
          <table:table-cell office:value-type="float" office:value="0.814516129032258">
            <text:p>0.81451612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237358176001707">
            <text:p>0.237358176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233278829910177">
            <text:p>0.2332788299</text:p>
          </table:table-cell>
          <table:table-cell office:value-type="float" office:value="0.82258064516129">
            <text:p>0.822580645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229333615987983">
            <text:p>0.229333616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25481239028269">
            <text:p>0.225481239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21669387275963">
            <text:p>0.2216693873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17807641880354">
            <text:p>0.2178076419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213753483850283">
            <text:p>0.2137534839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2093153873864">
            <text:p>0.2093153874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204945355109089">
            <text:p>0.2049453551</text:p>
          </table:table-cell>
          <table:table-cell office:value-type="float" office:value="0.830645161290323">
            <text:p>0.830645161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00809966809875">
            <text:p>0.200809966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96845220797871">
            <text:p>0.196845220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93068316758516">
            <text:p>0.1930683168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89497333154999">
            <text:p>0.1894973332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8613084726195">
            <text:p>0.1861308473</text:p>
          </table:table-cell>
          <table:table-cell office:value-type="float" office:value="0.826612903225806">
            <text:p>0.826612903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82947440202164">
            <text:p>0.1829474402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7991499320859">
            <text:p>0.1799149932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770041981534">
            <text:p>0.1770041982</text:p>
          </table:table-cell>
          <table:table-cell office:value-type="float" office:value="0.838709677419355">
            <text:p>0.8387096774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74189967113884">
            <text:p>0.1741899671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71436018770517">
            <text:p>0.1714360188</text:p>
          </table:table-cell>
          <table:table-cell office:value-type="float" office:value="0.842741935483871">
            <text:p>0.842741935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68696189194091">
            <text:p>0.1686961892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65991725690179">
            <text:p>0.1659917257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63206908524348">
            <text:p>0.1632069085</text:p>
          </table:table-cell>
          <table:table-cell office:value-type="float" office:value="0.846774193548387">
            <text:p>0.846774193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60345641392767">
            <text:p>0.1603456414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57539916620751">
            <text:p>0.1575399166</text:p>
          </table:table-cell>
          <table:table-cell office:value-type="float" office:value="0.850806451612903">
            <text:p>0.850806451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54630291955824">
            <text:p>0.154630292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51730408845714">
            <text:p>0.1517304088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48986682659043">
            <text:p>0.1489866827</text:p>
          </table:table-cell>
          <table:table-cell office:value-type="float" office:value="0.854838709677419">
            <text:p>0.854838709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46294643546741">
            <text:p>0.1462946435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43596430809774">
            <text:p>0.1435964308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40936725898962">
            <text:p>0.1409367259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38482131184762">
            <text:p>0.1384821312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36168018537732">
            <text:p>0.1361680185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33728273884582">
            <text:p>0.1337282739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31208221583514">
            <text:p>0.1312082216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28760306044618">
            <text:p>0.128760306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26422483264614">
            <text:p>0.1264224833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24282094099905">
            <text:p>0.1242820941</text:p>
          </table:table-cell>
          <table:table-cell office:value-type="float" office:value="0.870967741935484">
            <text:p>0.8709677419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22238269675987">
            <text:p>0.1222382697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20043344330272">
            <text:p>0.1200433443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18024865630419">
            <text:p>0.1180248656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1600159789844">
            <text:p>0.1160015979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14134286315262">
            <text:p>0.114134286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12397858362687">
            <text:p>0.1123978584</text:p>
          </table:table-cell>
          <table:table-cell office:value-type="float" office:value="0.858870967741935">
            <text:p>0.8588709677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10706103045652">
            <text:p>0.110706103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09023991117124">
            <text:p>0.1090239911</text:p>
          </table:table-cell>
          <table:table-cell office:value-type="float" office:value="0.862903225806452">
            <text:p>0.862903225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07272248149495">
            <text:p>0.1072722481</text:p>
          </table:table-cell>
          <table:table-cell office:value-type="float" office:value="0.866935483870968">
            <text:p>0.8669354839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04615291491678">
            <text:p>0.1046152915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02315255792781">
            <text:p>0.1023152558</text:p>
          </table:table-cell>
          <table:table-cell office:value-type="float" office:value="0.875">
            <text:p>0.875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00909987796964">
            <text:p>0.1009099878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996640758633354">
            <text:p>0.0996640759</text:p>
          </table:table-cell>
          <table:table-cell office:value-type="float" office:value="0.879032258064516">
            <text:p>0.879032258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981867005077937">
            <text:p>0.0981867005</text:p>
          </table:table-cell>
          <table:table-cell office:value-type="float" office:value="0.883064516129032">
            <text:p>0.883064516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965717017156456">
            <text:p>0.0965717017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952754541019945">
            <text:p>0.0952754541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944386154226509">
            <text:p>0.0944386154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926847769559953">
            <text:p>0.092684777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909358003300534">
            <text:p>0.0909358003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897052505979781">
            <text:p>0.0897052506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884657909218289">
            <text:p>0.088465790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871839678582785">
            <text:p>0.0871839679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858518091652162">
            <text:p>0.0858518092</text:p>
          </table:table-cell>
          <table:table-cell office:value-type="float" office:value="0.887096774193548">
            <text:p>0.887096774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853979458711502">
            <text:p>0.0853979459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83480434401293">
            <text:p>0.0834804344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815150656494548">
            <text:p>0.0815150656</text:p>
          </table:table-cell>
          <table:table-cell office:value-type="float" office:value="0.891129032258064">
            <text:p>0.891129032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802069760759207">
            <text:p>0.0802069761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788704208655143">
            <text:p>0.0788704209</text:p>
          </table:table-cell>
          <table:table-cell office:value-type="float" office:value="0.895161290322581">
            <text:p>0.895161290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77543492752956">
            <text:p>0.0775434928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764520255651768">
            <text:p>0.0764520256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755609116924025">
            <text:p>0.0755609117</text:p>
          </table:table-cell>
          <table:table-cell office:value-type="float" office:value="0.903225806451613">
            <text:p>0.903225806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746004753466508">
            <text:p>0.0746004753</text:p>
          </table:table-cell>
          <table:table-cell office:value-type="float" office:value="0.907258064516129">
            <text:p>0.907258064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734299091084456">
            <text:p>0.0734299091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721169640016352">
            <text:p>0.072116964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70792399514176">
            <text:p>0.0707923995</text:p>
          </table:table-cell>
          <table:table-cell office:value-type="float" office:value="0.911290322580645">
            <text:p>0.911290322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694990913749089">
            <text:p>0.0694990914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682529890179909">
            <text:p>0.068252989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67053225194856">
            <text:p>0.067053225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65904560281105">
            <text:p>0.0659045603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648283814012455">
            <text:p>0.0648283814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63846640183783">
            <text:p>0.0638466402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629706730612548">
            <text:p>0.0629706731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621960003481918">
            <text:p>0.0621960003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615080175107735">
            <text:p>0.061508017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608987595343238">
            <text:p>0.0608987595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60370183181381">
            <text:p>0.0603701832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59927565417888">
            <text:p>0.059927565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595734703419625">
            <text:p>0.0595734703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592908289008187">
            <text:p>0.0592908289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590284511483477">
            <text:p>0.0590284511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587117270410916">
            <text:p>0.058711727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582727270579194">
            <text:p>0.0582727271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577654223062596">
            <text:p>0.0577654223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571539296609133">
            <text:p>0.0571539297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561564933933463">
            <text:p>0.0561564934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550790659912831">
            <text:p>0.055079066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539747271320396">
            <text:p>0.0539747271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531286494747091">
            <text:p>0.053128649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523810234879977">
            <text:p>0.052381023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516339979692805">
            <text:p>0.051633998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508513058606387">
            <text:p>0.0508513059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50020559477513">
            <text:p>0.050020559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491809210820246">
            <text:p>0.0491809211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483937028793398">
            <text:p>0.048393702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476711131583462">
            <text:p>0.0476711132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47007378457766">
            <text:p>0.047007378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463740478619381">
            <text:p>0.0463740479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45761095305666">
            <text:p>0.0457610953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451644305093361">
            <text:p>0.045164430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44655480848975">
            <text:p>0.0446554808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449399687115164">
            <text:p>0.0449399687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450041077415908">
            <text:p>0.0450041077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443952936716034">
            <text:p>0.0443952937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435624921061759">
            <text:p>0.0435624921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43052586513667">
            <text:p>0.0430525865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427199445808982">
            <text:p>0.0427199446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423460041451572">
            <text:p>0.0423460041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418986313362713">
            <text:p>0.0418986313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41240617282707">
            <text:p>0.0412406173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4109626125659">
            <text:p>0.0410962613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413623552827752">
            <text:p>0.0413623553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41457041659762">
            <text:p>0.0414570417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412120142367777">
            <text:p>0.0412120142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40229207909963">
            <text:p>0.0402292079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384382418876138">
            <text:p>0.0384382419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392660621178267">
            <text:p>0.0392660621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388277081869938">
            <text:p>0.038827708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38267356788503">
            <text:p>0.0382673568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376985782334326">
            <text:p>0.0376985782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371672294425196">
            <text:p>0.0371672294</text:p>
          </table:table-cell>
          <table:table-cell office:value-type="float" office:value="0.919354838709677">
            <text:p>0.9193548387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368901654109388">
            <text:p>0.0368901654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365830196555736">
            <text:p>0.0365830197</text:p>
          </table:table-cell>
          <table:table-cell office:value-type="float" office:value="0.923387096774194">
            <text:p>0.923387096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36130698442583">
            <text:p>0.0361306984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357593367483177">
            <text:p>0.0357593367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353933130249283">
            <text:p>0.035393313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349652494811876">
            <text:p>0.034965249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34635308799252">
            <text:p>0.0346353088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341604765243072">
            <text:p>0.034160476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336262640575107">
            <text:p>0.0336262641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333885910075502">
            <text:p>0.033388591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326693704048664">
            <text:p>0.0326693704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320800554777238">
            <text:p>0.032080055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316147118826741">
            <text:p>0.0316147119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314565454664317">
            <text:p>0.031456545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312770983545086">
            <text:p>0.0312770984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310591336153261">
            <text:p>0.0310591336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307748254914082">
            <text:p>0.030774825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304575465247254">
            <text:p>0.0304575465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30130963664481">
            <text:p>0.0301309637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298073607523588">
            <text:p>0.0298073608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294924582351847">
            <text:p>0.0294924582</text:p>
          </table:table-cell>
          <table:table-cell office:value-type="float" office:value="0.92741935483871">
            <text:p>0.9274193548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291911437645492">
            <text:p>0.0291911438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289067213646152">
            <text:p>0.0289067214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286399289552689">
            <text:p>0.028639929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283900097480735">
            <text:p>0.0283900097</text:p>
          </table:table-cell>
          <table:table-cell office:value-type="float" office:value="0.931451612903226">
            <text:p>0.931451612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281558597045558">
            <text:p>0.0281558597</text:p>
          </table:table-cell>
          <table:table-cell office:value-type="float" office:value="0.935483870967742">
            <text:p>0.93548387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279361108656055">
            <text:p>0.027936110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277288222017319">
            <text:p>0.027728822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275313788165007">
            <text:p>0.027531378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273412474424255">
            <text:p>0.027341247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271566965198274">
            <text:p>0.027156696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269768629350086">
            <text:p>0.026976862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268014317637155">
            <text:p>0.026801431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266303052618797">
            <text:p>0.026630305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264634132413815">
            <text:p>0.0264634132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263006430380908">
            <text:p>0.02630064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261418309133603">
            <text:p>0.026141830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259867756356297">
            <text:p>0.025986775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25835255731982">
            <text:p>0.025835255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25687043584866">
            <text:p>0.025687043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255419148848633">
            <text:p>0.025541914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253996540170824">
            <text:p>0.02539965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252600565160453">
            <text:p>0.025260056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251229296612863">
            <text:p>0.025122929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249880920289417">
            <text:p>0.02498809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24855372543383">
            <text:p>0.024855372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247246093439251">
            <text:p>0.024724609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245956485952928">
            <text:p>0.024595648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244683432055801">
            <text:p>0.024468343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243425512450284">
            <text:p>0.024342551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242181336600236">
            <text:p>0.024218133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240949506418058">
            <text:p>0.0240949506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239728557689499">
            <text:p>0.0239728558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238516869042055">
            <text:p>0.023851686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237312530275333">
            <text:p>0.023731253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23611317132524">
            <text:p>0.023611317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234915775058849">
            <text:p>0.023491577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233716534246934">
            <text:p>0.023371653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232510858805333">
            <text:p>0.023251085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231293668805003">
            <text:p>0.023129366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230060077439164">
            <text:p>0.023006007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228806434981386">
            <text:p>0.022880643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227531484394931">
            <text:p>0.0227531484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226237189213892">
            <text:p>0.0226237189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224928816729254">
            <text:p>0.0224928817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223614175306979">
            <text:p>0.0223614175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222302331044312">
            <text:p>0.022230233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221002320787111">
            <text:p>0.0221002321</text:p>
          </table:table-cell>
          <table:table-cell office:value-type="float" office:value="0.939516129032258">
            <text:p>0.939516129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219722207185405">
            <text:p>0.021972220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218468541978921">
            <text:p>0.021846854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217246174546242">
            <text:p>0.021724617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216058302501725">
            <text:p>0.021605830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214906603077885">
            <text:p>0.021490660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213791291457952">
            <text:p>0.021379129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212711068907515">
            <text:p>0.021271106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21166304075649">
            <text:p>0.021166304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21064272233151">
            <text:p>0.021064272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209644234861196">
            <text:p>0.020964423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20866076372932">
            <text:p>0.020866076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207685307139127">
            <text:p>0.020768530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206711662833321">
            <text:p>0.020671166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205735483659862">
            <text:p>0.020573548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204755125712478">
            <text:p>0.020475512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203771997980059">
            <text:p>0.020377199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202790256602928">
            <text:p>0.020279025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20181592480051">
            <text:p>0.020181592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200855723213418">
            <text:p>0.020085572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199915951918883">
            <text:p>0.019991595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199001678757274">
            <text:p>0.019900167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198116339958071">
            <text:p>0.01981163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197261721665603">
            <text:p>0.019726172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196438204074572">
            <text:p>0.019643820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195645126102693">
            <text:p>0.019564512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194881155391741">
            <text:p>0.019488115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194144597016707">
            <text:p>0.019414459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193433618363573">
            <text:p>0.019343361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192746395341333">
            <text:p>0.019274639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192081196963445">
            <text:p>0.019208119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191436427010508">
            <text:p>0.019143642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190810638447825">
            <text:p>0.019081063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190202532006797">
            <text:p>0.019020253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189610946498458">
            <text:p>0.018961094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189034845527204">
            <text:p>0.018903484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188473303293633">
            <text:p>0.018847330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187925490916098">
            <text:p>0.018792549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187390663943325">
            <text:p>0.018739066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186868151299168">
            <text:p>0.018686815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186357345669901">
            <text:p>0.018635734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185857695232195">
            <text:p>0.018585769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185368696574184">
            <text:p>0.018536869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18488988865212">
            <text:p>0.018488988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184420847632746">
            <text:p>0.018442084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183961182486903">
            <text:p>0.018396118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183510531217475">
            <text:p>0.018351053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183068557622015">
            <text:p>0.018306855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182634948505983">
            <text:p>0.018263494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182209411276149">
            <text:p>0.018220941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81791671855267">
            <text:p>0.018179167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181381472868873">
            <text:p>0.018138147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180978572063157">
            <text:p>0.018097857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180582740919574">
            <text:p>0.018058274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180193763437469">
            <text:p>0.018019376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179811435060582">
            <text:p>0.017981143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179435561727138">
            <text:p>0.017943556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179065959026436">
            <text:p>0.017906595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178702451447468">
            <text:p>0.017870245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178344871707313">
            <text:p>0.017834487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177993060148926">
            <text:p>0.01779930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17764686419943">
            <text:p>0.017764686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177306137881378">
            <text:p>0.017730613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176970741370483">
            <text:p>0.017697074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176640540594276">
            <text:p>0.017664054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176315406866902">
            <text:p>0.017631540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175995216555928">
            <text:p>0.017599521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175679850777591">
            <text:p>0.017567985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175369195117402">
            <text:p>0.017536919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175063139373393">
            <text:p>0.017506313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174761577319687">
            <text:p>0.017476157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174464406488305">
            <text:p>0.017446440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174171527967437">
            <text:p>0.017417152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173882846214589">
            <text:p>0.017388284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173598268883199">
            <text:p>0.017359826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173317706661496">
            <text:p>0.017331770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173041073122523">
            <text:p>0.017304107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172768284584326">
            <text:p>0.017276828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17249925997946">
            <text:p>0.01724992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172233920733029">
            <text:p>0.017223392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171972190648576">
            <text:p>0.017197219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171713995801178">
            <text:p>0.017171399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171459264437205">
            <text:p>0.017145926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171207926880214">
            <text:p>0.017120792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170959915442527">
            <text:p>0.017095991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170715164342064">
            <text:p>0.017071516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170473609624062">
            <text:p>0.01704736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170235189087307">
            <text:p>0.017023518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169999842214584">
            <text:p>0.016999984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169767510107024">
            <text:p>0.01697675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1695381354221">
            <text:p>0.016953813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169311662315015">
            <text:p>0.016931166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169088036383239">
            <text:p>0.016908803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168867204614003">
            <text:p>0.016886720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168649115334543">
            <text:p>0.016864911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168433718164907">
            <text:p>0.016843371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168220963973169">
            <text:p>0.016822096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168010804832878">
            <text:p>0.016801080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167803193982614">
            <text:p>0.016780319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167598085787496">
            <text:p>0.016759808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167395435702537">
            <text:p>0.016739543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167195200237714">
            <text:p>0.0167195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16699733692465">
            <text:p>0.016699733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166801804284809">
            <text:p>0.016680180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166608561799106">
            <text:p>0.016660856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166417569878854">
            <text:p>0.01664175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166228789837947">
            <text:p>0.01662287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166042183866232">
            <text:p>0.016604218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165857715003973">
            <text:p>0.016585771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16567534711736">
            <text:p>0.016567534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165495044874993">
            <text:p>0.016549504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165316773725287">
            <text:p>0.016531677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165140499874751">
            <text:p>0.0165140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164966190267078">
            <text:p>0.01649661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164793812563025">
            <text:p>0.016479381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164623335121007">
            <text:p>0.016462333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164454726978401">
            <text:p>0.016445472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164287957833501">
            <text:p>0.016428795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164122998028099">
            <text:p>0.016412299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163959818530649">
            <text:p>0.016395981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163798390920011">
            <text:p>0.016379839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163638687369715">
            <text:p>0.016363868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163480680632738">
            <text:p>0.016348068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163324344026779">
            <text:p>0.016332434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163169651419978">
            <text:p>0.016316965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163016577217097">
            <text:p>0.016301657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162865096346113">
            <text:p>0.016286509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162715184245223">
            <text:p>0.016271518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162566816850236">
            <text:p>0.016256681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162419970582334">
            <text:p>0.016241997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162274622336202">
            <text:p>0.016227462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162130749468489">
            <text:p>0.016213074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161988329786612">
            <text:p>0.01619883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161847341537869">
            <text:p>0.016184734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161707763398862">
            <text:p>0.016170776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161569574465223">
            <text:p>0.016156957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161432754241612">
            <text:p>0.016143275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161297282632005">
            <text:p>0.016129728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161163139930235">
            <text:p>0.01611631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1610303068108">
            <text:p>0.016103030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160898764319916">
            <text:p>0.016089876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160768493866814">
            <text:p>0.016076849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160639477215262">
            <text:p>0.016063947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160511696475323">
            <text:p>0.016051169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160385134095328">
            <text:p>0.016038513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160259772854057">
            <text:p>0.016025977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160135595853134">
            <text:p>0.016013559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160012586509616">
            <text:p>0.016001258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159890728548777">
            <text:p>0.015989072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159770005997077">
            <text:p>0.015977000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159650403175326">
            <text:p>0.015965040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159531904692007">
            <text:p>0.015953190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159414495436786">
            <text:p>0.015941449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159298160574185">
            <text:p>0.015929816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159182885537413">
            <text:p>0.015918288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159068656022365">
            <text:p>0.015906865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158955457981764">
            <text:p>0.015895545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158843277619461">
            <text:p>0.015884327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158732101384876">
            <text:p>0.015873210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158621915967582">
            <text:p>0.015862191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158512708292025">
            <text:p>0.015851270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158404465512382">
            <text:p>0.015840446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15829717500754">
            <text:p>0.015829717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158190824376212">
            <text:p>0.015819082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158085401432173">
            <text:p>0.015808540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15798089419961">
            <text:p>0.015798089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157877290908594">
            <text:p>0.015787729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157774579990667">
            <text:p>0.015777458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157672750074534">
            <text:p>0.01576727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157571789981867">
            <text:p>0.01575717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157471688723208">
            <text:p>0.015747168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157372435493982">
            <text:p>0.0157372435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157274019670599">
            <text:p>0.01572740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157176430806662">
            <text:p>0.015717643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157079658629259">
            <text:p>0.015707965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156983693035355">
            <text:p>0.015698369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156888524088268">
            <text:p>0.015688852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156794142014231">
            <text:p>0.015679414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156700537199036">
            <text:p>0.015670053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156607700184771">
            <text:p>0.0156607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156515621666621">
            <text:p>0.015651562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156424292489756">
            <text:p>0.015642429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156333703646294">
            <text:p>0.015633370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156243846272332">
            <text:p>0.015624384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156154711645054">
            <text:p>0.015615471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156066291179906">
            <text:p>0.015606629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155978576427838">
            <text:p>0.015597857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155891559072615">
            <text:p>0.0155891559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155805230928185">
            <text:p>0.015580523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155719583936121">
            <text:p>0.0155719584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155634610163108">
            <text:p>0.01556346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155550301798507">
            <text:p>0.0155550302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155466651151959">
            <text:p>0.015546665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155383650651059">
            <text:p>0.0155383651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155301292839075">
            <text:p>0.0155301293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155219570372726">
            <text:p>0.015521957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15513847602001">
            <text:p>0.0155138476</text:p>
          </table:table-cell>
          <table:table-cell office:value-type="float" office:value="0.943548387096774">
            <text:p>0.943548387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155058002658078">
            <text:p>0.0155058003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154978143271163">
            <text:p>0.0154978143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154898890948556">
            <text:p>0.015489889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154820238882619">
            <text:p>0.0154820239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154742180366863">
            <text:p>0.015474218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154664708794047">
            <text:p>0.0154664709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154587817654334">
            <text:p>0.0154587818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154511500533487">
            <text:p>0.015451150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154435751111103">
            <text:p>0.015443575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154360563158886">
            <text:p>0.0154360563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15428593053896">
            <text:p>0.015428593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154211847202224">
            <text:p>0.015421184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154138307186732">
            <text:p>0.015413830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154065304616121">
            <text:p>0.0154065305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153992833698068">
            <text:p>0.015399283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153920888722779">
            <text:p>0.0153920889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153849464061513">
            <text:p>0.015384946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153778554165142">
            <text:p>0.015377855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153708153562737">
            <text:p>0.015370815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153638256860182">
            <text:p>0.015363825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153568858738828">
            <text:p>0.0153568859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153499953954167">
            <text:p>0.015349995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153431537334535">
            <text:p>0.015343153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15336360377985">
            <text:p>0.015336360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153296148260365">
            <text:p>0.0153296148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153229165815458">
            <text:p>0.0153229166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153162651552442">
            <text:p>0.0153162652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153096600645401">
            <text:p>0.015309660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153031008334049">
            <text:p>0.0153031008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152965869922616">
            <text:p>0.01529658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152901180778752">
            <text:p>0.015290118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152836936332461">
            <text:p>0.0152836936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152773132075048">
            <text:p>0.0152773132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152709763558094">
            <text:p>0.015270976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152646826392451">
            <text:p>0.0152646826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152584316247252">
            <text:p>0.0152584316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152522228848952">
            <text:p>0.0152522229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152460559980374">
            <text:p>0.015246056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152399305479788">
            <text:p>0.0152399305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152338461239996">
            <text:p>0.015233846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152278023207447">
            <text:p>0.0152278023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15221798738136">
            <text:p>0.015221798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152158349812871">
            <text:p>0.015215835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152099106604189">
            <text:p>0.015209910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15204025390778">
            <text:p>0.0152040254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151981787925553">
            <text:p>0.0151981788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151923704908076">
            <text:p>0.0151923705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151866001153795">
            <text:p>0.0151866001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151808673008278">
            <text:p>0.0151808673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151751716863464">
            <text:p>0.0151751717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151695129156935">
            <text:p>0.0151695129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151638906371197">
            <text:p>0.0151638906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151583045032974">
            <text:p>0.0151583045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51527541712521">
            <text:p>0.0151527542</text:p>
          </table:table-cell>
          <table:table-cell office:value-type="float" office:value="0.94758064516129">
            <text:p>0.9475806452</text:p>
          </table:table-cell>
          <table:table-cell/>
        </table:table-row>
        <table:table-row table:style-name="ro1">
          <table:table-cell office:value-type="string">
            <text:p>Time to train (in seconds): 71.866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9865229110512129</text:p>
          </table:table-cell>
          <table:table-cell table:number-columns-repeated="3"/>
        </table:table-row>
        <table:table-row table:style-name="ro1">
          <table:table-cell office:value-type="string">
            <text:p>Test set accuracy: 0.947580645161290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2:4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2:41:05</dc:date>
    <dc:creator>steve </dc:creator>
    <meta:generator>LibreOffice/3.4$Unix LibreOffice_project/340m1$Build-402</meta:generator>
    <meta:editing-duration>PT7M23S</meta:editing-duration>
    <meta:editing-cycles>3</meta:editing-cycles>
    <meta:document-statistic meta:table-count="1" meta:cell-count="15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92cm" svg:y="0.316cm" chart:style-name="ch2">
          <text:p>alpha=0.5, n=0.2, 64 hidden units (1)</text:p>
        </chart:title>
        <chart:legend chart:legend-position="end" svg:x="10.872cm" svg:y="3.753cm" style:legend-expansion="high" chart:style-name="ch3"/>
        <chart:plot-area chart:style-name="ch4" table:cell-range-address="Sheet1.A14:Sheet1.C513 Sheet1.B13:Sheet1.C13" chart:data-source-has-labels="row" svg:x="0.77cm" svg:y="1.635cm" svg:width="9.462cm" svg:height="6.765cm">
          <chartooo:coordinate-region svg:x="1.497cm" svg:y="1.834cm" svg:width="8.455cm" svg:height="5.91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8" chart:values-cell-range-address="Sheet1.C14:Sheet1.C513" chart:label-cell-address="Sheet1.C13:Sheet1.C13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27328250056732">
                <text:p>0.927328250056732</text:p>
                <draw:g>
                  <svg:desc>Sheet1.B14:Sheet1.B513</svg:desc>
                </draw:g>
              </table:table-cell>
              <table:table-cell office:value-type="float" office:value="0.201612903225806">
                <text:p>0.201612903225806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6125451783818">
                <text:p>0.86125451783818</text:p>
              </table:table-cell>
              <table:table-cell office:value-type="float" office:value="0.141129032258065">
                <text:p>0.141129032258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8087782913324">
                <text:p>0.808087782913324</text:p>
              </table:table-cell>
              <table:table-cell office:value-type="float" office:value="0.241935483870968">
                <text:p>0.241935483870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6419163655622">
                <text:p>0.766419163655622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30917540071193">
                <text:p>0.730917540071193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04482601590181">
                <text:p>0.704482601590181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83785781284641">
                <text:p>0.683785781284641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65515181677979">
                <text:p>0.66551518167797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48028236945581">
                <text:p>0.648028236945581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1219261184831">
                <text:p>0.631219261184831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15473147558487">
                <text:p>0.615473147558487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00929310162463">
                <text:p>0.600929310162463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7405539778866">
                <text:p>0.587405539778866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74621711529269">
                <text:p>0.574621711529269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62273786237561">
                <text:p>0.562273786237561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50032221049127">
                <text:p>0.550032221049127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37689054428173">
                <text:p>0.537689054428173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25236106662396">
                <text:p>0.525236106662396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12816728277547">
                <text:p>0.512816728277547</text:p>
              </table:table-cell>
              <table:table-cell office:value-type="float" office:value="0.55241935483871">
                <text:p>0.55241935483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00658252101194">
                <text:p>0.500658252101194</text:p>
              </table:table-cell>
              <table:table-cell office:value-type="float" office:value="0.57258064516129">
                <text:p>0.57258064516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88913785063507">
                <text:p>0.488913785063507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7464611684691">
                <text:p>0.477464611684691</text:p>
              </table:table-cell>
              <table:table-cell office:value-type="float" office:value="0.600806451612903">
                <text:p>0.6008064516129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5877424575311">
                <text:p>0.465877424575311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54496317068226">
                <text:p>0.454496317068226</text:p>
              </table:table-cell>
              <table:table-cell office:value-type="float" office:value="0.620967741935484">
                <text:p>0.6209677419354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43813266037006">
                <text:p>0.443813266037006</text:p>
              </table:table-cell>
              <table:table-cell office:value-type="float" office:value="0.637096774193548">
                <text:p>0.637096774193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33808187264867">
                <text:p>0.433808187264867</text:p>
              </table:table-cell>
              <table:table-cell office:value-type="float" office:value="0.653225806451613">
                <text:p>0.653225806451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24411912488797">
                <text:p>0.424411912488797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15497492357168">
                <text:p>0.415497492357168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06909747790881">
                <text:p>0.406909747790881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8550207270249">
                <text:p>0.398550207270249</text:p>
              </table:table-cell>
              <table:table-cell office:value-type="float" office:value="0.665322580645161">
                <text:p>0.6653225806451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90383741070464">
                <text:p>0.390383741070464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82413319600812">
                <text:p>0.382413319600812</text:p>
              </table:table-cell>
              <table:table-cell office:value-type="float" office:value="0.669354838709677">
                <text:p>0.669354838709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74658569580557">
                <text:p>0.374658569580557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6713670748563">
                <text:p>0.36713670748563</text:p>
              </table:table-cell>
              <table:table-cell office:value-type="float" office:value="0.673387096774194">
                <text:p>0.673387096774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359850483559627">
                <text:p>0.359850483559627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52787805007827">
                <text:p>0.352787805007827</text:p>
              </table:table-cell>
              <table:table-cell office:value-type="float" office:value="0.693548387096774">
                <text:p>0.693548387096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45928402529464">
                <text:p>0.345928402529464</text:p>
              </table:table-cell>
              <table:table-cell office:value-type="float" office:value="0.69758064516129">
                <text:p>0.69758064516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39250301227835">
                <text:p>0.339250301227835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32732176133196">
                <text:p>0.332732176133196</text:p>
              </table:table-cell>
              <table:table-cell office:value-type="float" office:value="0.705645161290323">
                <text:p>0.705645161290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26352728068223">
                <text:p>0.326352728068223</text:p>
              </table:table-cell>
              <table:table-cell office:value-type="float" office:value="0.717741935483871">
                <text:p>0.717741935483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20089819833581">
                <text:p>0.320089819833581</text:p>
              </table:table-cell>
              <table:table-cell office:value-type="float" office:value="0.733870967741936">
                <text:p>0.7338709677419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13921410684359">
                <text:p>0.313921410684359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07828965254395">
                <text:p>0.307828965254395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01801058132995">
                <text:p>0.301801058132995</text:p>
              </table:table-cell>
              <table:table-cell office:value-type="float" office:value="0.754032258064516">
                <text:p>0.754032258064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95833400693132">
                <text:p>0.295833400693132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89924033029979">
                <text:p>0.289924033029979</text:p>
              </table:table-cell>
              <table:table-cell office:value-type="float" office:value="0.770161290322581">
                <text:p>0.7701612903225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84069382760664">
                <text:p>0.284069382760664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78269628006227">
                <text:p>0.278269628006227</text:p>
              </table:table-cell>
              <table:table-cell office:value-type="float" office:value="0.782258064516129">
                <text:p>0.782258064516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7252818923145">
                <text:p>0.27252818923145</text:p>
              </table:table-cell>
              <table:table-cell office:value-type="float" office:value="0.790322580645161">
                <text:p>0.790322580645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6687248299615">
                <text:p>0.26687248299615</text:p>
              </table:table-cell>
              <table:table-cell office:value-type="float" office:value="0.794354838709677">
                <text:p>0.7943548387096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61363998173527">
                <text:p>0.261363998173527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56052009804183">
                <text:p>0.256052009804183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5097463763376">
                <text:p>0.25097463763376</text:p>
              </table:table-cell>
              <table:table-cell office:value-type="float" office:value="0.80241935483871">
                <text:p>0.80241935483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4616416630091">
                <text:p>0.24616416630091</text:p>
              </table:table-cell>
              <table:table-cell office:value-type="float" office:value="0.810483870967742">
                <text:p>0.810483870967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41633487778297">
                <text:p>0.241633487778297</text:p>
              </table:table-cell>
              <table:table-cell office:value-type="float" office:value="0.814516129032258">
                <text:p>0.814516129032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37358176001707">
                <text:p>0.237358176001707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33278829910177">
                <text:p>0.233278829910177</text:p>
              </table:table-cell>
              <table:table-cell office:value-type="float" office:value="0.82258064516129">
                <text:p>0.82258064516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29333615987983">
                <text:p>0.229333615987983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25481239028269">
                <text:p>0.225481239028269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21669387275963">
                <text:p>0.221669387275963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17807641880354">
                <text:p>0.21780764188035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13753483850283">
                <text:p>0.213753483850283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093153873864">
                <text:p>0.2093153873864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04945355109089">
                <text:p>0.204945355109089</text:p>
              </table:table-cell>
              <table:table-cell office:value-type="float" office:value="0.830645161290323">
                <text:p>0.8306451612903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00809966809875">
                <text:p>0.200809966809875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96845220797871">
                <text:p>0.196845220797871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93068316758516">
                <text:p>0.193068316758516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89497333154999">
                <text:p>0.189497333154999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8613084726195">
                <text:p>0.18613084726195</text:p>
              </table:table-cell>
              <table:table-cell office:value-type="float" office:value="0.826612903225806">
                <text:p>0.826612903225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82947440202164">
                <text:p>0.18294744020216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7991499320859">
                <text:p>0.17991499320859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770041981534">
                <text:p>0.1770041981534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74189967113884">
                <text:p>0.174189967113884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71436018770517">
                <text:p>0.171436018770517</text:p>
              </table:table-cell>
              <table:table-cell office:value-type="float" office:value="0.842741935483871">
                <text:p>0.8427419354838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68696189194091">
                <text:p>0.168696189194091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65991725690179">
                <text:p>0.165991725690179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63206908524348">
                <text:p>0.163206908524348</text:p>
              </table:table-cell>
              <table:table-cell office:value-type="float" office:value="0.846774193548387">
                <text:p>0.8467741935483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60345641392767">
                <text:p>0.160345641392767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57539916620751">
                <text:p>0.157539916620751</text:p>
              </table:table-cell>
              <table:table-cell office:value-type="float" office:value="0.850806451612903">
                <text:p>0.8508064516129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54630291955824">
                <text:p>0.154630291955824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51730408845714">
                <text:p>0.151730408845714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48986682659043">
                <text:p>0.148986682659043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46294643546741">
                <text:p>0.146294643546741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43596430809774">
                <text:p>0.143596430809774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40936725898962">
                <text:p>0.140936725898962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38482131184762">
                <text:p>0.13848213118476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36168018537732">
                <text:p>0.13616801853773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33728273884582">
                <text:p>0.13372827388458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31208221583514">
                <text:p>0.1312082215835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28760306044618">
                <text:p>0.128760306044618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26422483264614">
                <text:p>0.126422483264614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24282094099905">
                <text:p>0.12428209409990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22238269675987">
                <text:p>0.122238269675987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20043344330272">
                <text:p>0.120043344330272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18024865630419">
                <text:p>0.118024865630419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1600159789844">
                <text:p>0.11600159789844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14134286315262">
                <text:p>0.11413428631526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12397858362687">
                <text:p>0.112397858362687</text:p>
              </table:table-cell>
              <table:table-cell office:value-type="float" office:value="0.858870967741935">
                <text:p>0.8588709677419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10706103045652">
                <text:p>0.110706103045652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09023991117124">
                <text:p>0.109023991117124</text:p>
              </table:table-cell>
              <table:table-cell office:value-type="float" office:value="0.862903225806452">
                <text:p>0.8629032258064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07272248149495">
                <text:p>0.107272248149495</text:p>
              </table:table-cell>
              <table:table-cell office:value-type="float" office:value="0.866935483870968">
                <text:p>0.8669354838709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04615291491678">
                <text:p>0.10461529149167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02315255792781">
                <text:p>0.10231525579278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00909987796964">
                <text:p>0.10090998779696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996640758633354">
                <text:p>0.0996640758633354</text:p>
              </table:table-cell>
              <table:table-cell office:value-type="float" office:value="0.879032258064516">
                <text:p>0.8790322580645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981867005077937">
                <text:p>0.0981867005077937</text:p>
              </table:table-cell>
              <table:table-cell office:value-type="float" office:value="0.883064516129032">
                <text:p>0.883064516129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965717017156456">
                <text:p>0.0965717017156456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952754541019945">
                <text:p>0.095275454101994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944386154226509">
                <text:p>0.0944386154226509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926847769559953">
                <text:p>0.0926847769559953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909358003300534">
                <text:p>0.0909358003300534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897052505979781">
                <text:p>0.0897052505979781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884657909218289">
                <text:p>0.0884657909218289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871839678582785">
                <text:p>0.0871839678582785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858518091652162">
                <text:p>0.0858518091652162</text:p>
              </table:table-cell>
              <table:table-cell office:value-type="float" office:value="0.887096774193548">
                <text:p>0.887096774193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853979458711502">
                <text:p>0.0853979458711502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83480434401293">
                <text:p>0.083480434401293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815150656494548">
                <text:p>0.0815150656494548</text:p>
              </table:table-cell>
              <table:table-cell office:value-type="float" office:value="0.891129032258064">
                <text:p>0.891129032258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802069760759207">
                <text:p>0.0802069760759207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788704208655143">
                <text:p>0.0788704208655143</text:p>
              </table:table-cell>
              <table:table-cell office:value-type="float" office:value="0.895161290322581">
                <text:p>0.895161290322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77543492752956">
                <text:p>0.077543492752956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764520255651768">
                <text:p>0.0764520255651768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755609116924025">
                <text:p>0.075560911692402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746004753466508">
                <text:p>0.0746004753466508</text:p>
              </table:table-cell>
              <table:table-cell office:value-type="float" office:value="0.907258064516129">
                <text:p>0.907258064516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734299091084456">
                <text:p>0.073429909108445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721169640016352">
                <text:p>0.0721169640016352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70792399514176">
                <text:p>0.070792399514176</text:p>
              </table:table-cell>
              <table:table-cell office:value-type="float" office:value="0.911290322580645">
                <text:p>0.9112903225806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694990913749089">
                <text:p>0.069499091374908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682529890179909">
                <text:p>0.0682529890179909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67053225194856">
                <text:p>0.06705322519485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65904560281105">
                <text:p>0.065904560281105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648283814012455">
                <text:p>0.0648283814012455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63846640183783">
                <text:p>0.063846640183783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629706730612548">
                <text:p>0.0629706730612548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621960003481918">
                <text:p>0.0621960003481918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615080175107735">
                <text:p>0.0615080175107735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608987595343238">
                <text:p>0.060898759534323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60370183181381">
                <text:p>0.06037018318138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59927565417888">
                <text:p>0.05992756541788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595734703419625">
                <text:p>0.0595734703419625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592908289008187">
                <text:p>0.0592908289008187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590284511483477">
                <text:p>0.0590284511483477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587117270410916">
                <text:p>0.058711727041091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582727270579194">
                <text:p>0.0582727270579194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577654223062596">
                <text:p>0.057765422306259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571539296609133">
                <text:p>0.057153929660913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561564933933463">
                <text:p>0.056156493393346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550790659912831">
                <text:p>0.055079065991283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539747271320396">
                <text:p>0.053974727132039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531286494747091">
                <text:p>0.053128649474709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523810234879977">
                <text:p>0.0523810234879977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516339979692805">
                <text:p>0.0516339979692805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508513058606387">
                <text:p>0.0508513058606387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50020559477513">
                <text:p>0.05002055947751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491809210820246">
                <text:p>0.049180921082024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483937028793398">
                <text:p>0.048393702879339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476711131583462">
                <text:p>0.047671113158346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47007378457766">
                <text:p>0.04700737845776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463740478619381">
                <text:p>0.046374047861938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45761095305666">
                <text:p>0.04576109530566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451644305093361">
                <text:p>0.045164430509336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44655480848975">
                <text:p>0.044655480848975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449399687115164">
                <text:p>0.0449399687115164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450041077415908">
                <text:p>0.0450041077415908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443952936716034">
                <text:p>0.0443952936716034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435624921061759">
                <text:p>0.0435624921061759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43052586513667">
                <text:p>0.043052586513667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427199445808982">
                <text:p>0.0427199445808982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423460041451572">
                <text:p>0.0423460041451572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418986313362713">
                <text:p>0.0418986313362713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41240617282707">
                <text:p>0.041240617282707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4109626125659">
                <text:p>0.04109626125659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413623552827752">
                <text:p>0.0413623552827752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41457041659762">
                <text:p>0.041457041659762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412120142367777">
                <text:p>0.0412120142367777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40229207909963">
                <text:p>0.040229207909963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384382418876138">
                <text:p>0.0384382418876138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392660621178267">
                <text:p>0.0392660621178267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388277081869938">
                <text:p>0.0388277081869938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38267356788503">
                <text:p>0.038267356788503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376985782334326">
                <text:p>0.037698578233432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371672294425196">
                <text:p>0.0371672294425196</text:p>
              </table:table-cell>
              <table:table-cell office:value-type="float" office:value="0.919354838709677">
                <text:p>0.9193548387096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368901654109388">
                <text:p>0.0368901654109388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365830196555736">
                <text:p>0.0365830196555736</text:p>
              </table:table-cell>
              <table:table-cell office:value-type="float" office:value="0.923387096774194">
                <text:p>0.9233870967741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36130698442583">
                <text:p>0.036130698442583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357593367483177">
                <text:p>0.0357593367483177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353933130249283">
                <text:p>0.0353933130249283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349652494811876">
                <text:p>0.034965249481187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34635308799252">
                <text:p>0.034635308799252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341604765243072">
                <text:p>0.0341604765243072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336262640575107">
                <text:p>0.0336262640575107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333885910075502">
                <text:p>0.0333885910075502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326693704048664">
                <text:p>0.0326693704048664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320800554777238">
                <text:p>0.0320800554777238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316147118826741">
                <text:p>0.031614711882674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314565454664317">
                <text:p>0.0314565454664317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312770983545086">
                <text:p>0.0312770983545086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310591336153261">
                <text:p>0.031059133615326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307748254914082">
                <text:p>0.0307748254914082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304575465247254">
                <text:p>0.0304575465247254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30130963664481">
                <text:p>0.030130963664481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298073607523588">
                <text:p>0.0298073607523588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294924582351847">
                <text:p>0.0294924582351847</text:p>
              </table:table-cell>
              <table:table-cell office:value-type="float" office:value="0.92741935483871">
                <text:p>0.927419354838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291911437645492">
                <text:p>0.0291911437645492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289067213646152">
                <text:p>0.0289067213646152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286399289552689">
                <text:p>0.0286399289552689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283900097480735">
                <text:p>0.0283900097480735</text:p>
              </table:table-cell>
              <table:table-cell office:value-type="float" office:value="0.931451612903226">
                <text:p>0.9314516129032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281558597045558">
                <text:p>0.0281558597045558</text:p>
              </table:table-cell>
              <table:table-cell office:value-type="float" office:value="0.935483870967742">
                <text:p>0.9354838709677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279361108656055">
                <text:p>0.027936110865605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277288222017319">
                <text:p>0.027728822201731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275313788165007">
                <text:p>0.027531378816500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273412474424255">
                <text:p>0.027341247442425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271566965198274">
                <text:p>0.027156696519827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269768629350086">
                <text:p>0.026976862935008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268014317637155">
                <text:p>0.026801431763715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266303052618797">
                <text:p>0.026630305261879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264634132413815">
                <text:p>0.026463413241381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263006430380908">
                <text:p>0.026300643038090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261418309133603">
                <text:p>0.026141830913360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259867756356297">
                <text:p>0.0259867756356297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25835255731982">
                <text:p>0.02583525573198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25687043584866">
                <text:p>0.02568704358486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255419148848633">
                <text:p>0.025541914884863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253996540170824">
                <text:p>0.025399654017082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252600565160453">
                <text:p>0.025260056516045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251229296612863">
                <text:p>0.025122929661286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249880920289417">
                <text:p>0.024988092028941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24855372543383">
                <text:p>0.02485537254338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247246093439251">
                <text:p>0.024724609343925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245956485952928">
                <text:p>0.024595648595292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244683432055801">
                <text:p>0.024468343205580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243425512450284">
                <text:p>0.024342551245028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242181336600236">
                <text:p>0.0242181336600236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240949506418058">
                <text:p>0.0240949506418058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239728557689499">
                <text:p>0.023972855768949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238516869042055">
                <text:p>0.0238516869042055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237312530275333">
                <text:p>0.023731253027533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23611317132524">
                <text:p>0.02361131713252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234915775058849">
                <text:p>0.023491577505884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233716534246934">
                <text:p>0.023371653424693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232510858805333">
                <text:p>0.023251085880533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231293668805003">
                <text:p>0.0231293668805003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230060077439164">
                <text:p>0.023006007743916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228806434981386">
                <text:p>0.022880643498138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227531484394931">
                <text:p>0.022753148439493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226237189213892">
                <text:p>0.022623718921389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224928816729254">
                <text:p>0.0224928816729254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223614175306979">
                <text:p>0.0223614175306979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222302331044312">
                <text:p>0.0222302331044312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221002320787111">
                <text:p>0.0221002320787111</text:p>
              </table:table-cell>
              <table:table-cell office:value-type="float" office:value="0.939516129032258">
                <text:p>0.9395161290322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219722207185405">
                <text:p>0.021972220718540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218468541978921">
                <text:p>0.021846854197892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217246174546242">
                <text:p>0.021724617454624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216058302501725">
                <text:p>0.021605830250172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214906603077885">
                <text:p>0.021490660307788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213791291457952">
                <text:p>0.021379129145795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212711068907515">
                <text:p>0.021271106890751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21166304075649">
                <text:p>0.02116630407564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21064272233151">
                <text:p>0.02106427223315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209644234861196">
                <text:p>0.020964423486119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20866076372932">
                <text:p>0.02086607637293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207685307139127">
                <text:p>0.020768530713912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206711662833321">
                <text:p>0.020671166283332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205735483659862">
                <text:p>0.020573548365986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204755125712478">
                <text:p>0.020475512571247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203771997980059">
                <text:p>0.020377199798005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202790256602928">
                <text:p>0.020279025660292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20181592480051">
                <text:p>0.02018159248005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200855723213418">
                <text:p>0.020085572321341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199915951918883">
                <text:p>0.019991595191888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199001678757274">
                <text:p>0.019900167875727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198116339958071">
                <text:p>0.019811633995807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197261721665603">
                <text:p>0.019726172166560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196438204074572">
                <text:p>0.019643820407457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195645126102693">
                <text:p>0.019564512610269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194881155391741">
                <text:p>0.019488115539174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194144597016707">
                <text:p>0.019414459701670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193433618363573">
                <text:p>0.019343361836357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192746395341333">
                <text:p>0.019274639534133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192081196963445">
                <text:p>0.019208119696344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191436427010508">
                <text:p>0.019143642701050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190810638447825">
                <text:p>0.019081063844782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190202532006797">
                <text:p>0.019020253200679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189610946498458">
                <text:p>0.018961094649845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189034845527204">
                <text:p>0.018903484552720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188473303293633">
                <text:p>0.018847330329363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187925490916098">
                <text:p>0.018792549091609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187390663943325">
                <text:p>0.018739066394332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186868151299168">
                <text:p>0.018686815129916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186357345669901">
                <text:p>0.018635734566990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185857695232195">
                <text:p>0.018585769523219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185368696574184">
                <text:p>0.018536869657418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18488988865212">
                <text:p>0.01848898886521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184420847632746">
                <text:p>0.018442084763274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183961182486903">
                <text:p>0.018396118248690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183510531217475">
                <text:p>0.018351053121747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183068557622015">
                <text:p>0.018306855762201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182634948505983">
                <text:p>0.018263494850598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182209411276149">
                <text:p>0.018220941127614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181791671855267">
                <text:p>0.018179167185526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181381472868873">
                <text:p>0.018138147286887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180978572063157">
                <text:p>0.018097857206315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180582740919574">
                <text:p>0.018058274091957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180193763437469">
                <text:p>0.018019376343746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179811435060582">
                <text:p>0.017981143506058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179435561727138">
                <text:p>0.017943556172713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179065959026436">
                <text:p>0.017906595902643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178702451447468">
                <text:p>0.017870245144746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178344871707313">
                <text:p>0.017834487170731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177993060148926">
                <text:p>0.017799306014892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17764686419943">
                <text:p>0.01776468641994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177306137881378">
                <text:p>0.017730613788137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176970741370483">
                <text:p>0.017697074137048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176640540594276">
                <text:p>0.017664054059427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176315406866902">
                <text:p>0.017631540686690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175995216555928">
                <text:p>0.017599521655592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175679850777591">
                <text:p>0.017567985077759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175369195117402">
                <text:p>0.017536919511740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175063139373393">
                <text:p>0.017506313937339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174761577319687">
                <text:p>0.017476157731968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174464406488305">
                <text:p>0.017446440648830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174171527967437">
                <text:p>0.017417152796743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173882846214589">
                <text:p>0.017388284621458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173598268883199">
                <text:p>0.017359826888319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173317706661496">
                <text:p>0.017331770666149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173041073122523">
                <text:p>0.017304107312252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172768284584326">
                <text:p>0.017276828458432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17249925997946">
                <text:p>0.01724992599794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172233920733029">
                <text:p>0.017223392073302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171972190648576">
                <text:p>0.017197219064857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1713995801178">
                <text:p>0.017171399580117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171459264437205">
                <text:p>0.017145926443720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171207926880214">
                <text:p>0.017120792688021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170959915442527">
                <text:p>0.017095991544252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170715164342064">
                <text:p>0.017071516434206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170473609624062">
                <text:p>0.017047360962406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170235189087307">
                <text:p>0.017023518908730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169999842214584">
                <text:p>0.016999984221458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169767510107024">
                <text:p>0.016976751010702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1695381354221">
                <text:p>0.0169538135422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169311662315015">
                <text:p>0.016931166231501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169088036383239">
                <text:p>0.016908803638323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168867204614003">
                <text:p>0.016886720461400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168649115334543">
                <text:p>0.016864911533454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168433718164907">
                <text:p>0.016843371816490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168220963973169">
                <text:p>0.016822096397316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168010804832878">
                <text:p>0.016801080483287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167803193982614">
                <text:p>0.016780319398261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167598085787496">
                <text:p>0.016759808578749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167395435702537">
                <text:p>0.016739543570253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167195200237714">
                <text:p>0.016719520023771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16699733692465">
                <text:p>0.01669973369246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166801804284809">
                <text:p>0.016680180428480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166608561799106">
                <text:p>0.016660856179910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166417569878854">
                <text:p>0.016641756987885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166228789837947">
                <text:p>0.016622878983794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166042183866232">
                <text:p>0.016604218386623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165857715003973">
                <text:p>0.016585771500397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16567534711736">
                <text:p>0.01656753471173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165495044874993">
                <text:p>0.016549504487499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165316773725287">
                <text:p>0.016531677372528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165140499874751">
                <text:p>0.016514049987475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164966190267078">
                <text:p>0.016496619026707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164793812563025">
                <text:p>0.016479381256302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164623335121007">
                <text:p>0.016462333512100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164454726978401">
                <text:p>0.016445472697840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164287957833501">
                <text:p>0.016428795783350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164122998028099">
                <text:p>0.016412299802809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163959818530649">
                <text:p>0.016395981853064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163798390920011">
                <text:p>0.016379839092001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163638687369715">
                <text:p>0.016363868736971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163480680632738">
                <text:p>0.016348068063273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163324344026779">
                <text:p>0.016332434402677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163169651419978">
                <text:p>0.016316965141997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163016577217097">
                <text:p>0.016301657721709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162865096346113">
                <text:p>0.016286509634611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162715184245223">
                <text:p>0.016271518424522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162566816850236">
                <text:p>0.016256681685023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162419970582334">
                <text:p>0.016241997058233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162274622336202">
                <text:p>0.016227462233620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162130749468489">
                <text:p>0.016213074946848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161988329786612">
                <text:p>0.016198832978661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161847341537869">
                <text:p>0.016184734153786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161707763398862">
                <text:p>0.016170776339886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161569574465223">
                <text:p>0.016156957446522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161432754241612">
                <text:p>0.016143275424161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161297282632005">
                <text:p>0.016129728263200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161163139930235">
                <text:p>0.016116313993023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1610303068108">
                <text:p>0.0161030306810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160898764319916">
                <text:p>0.016089876431991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160768493866814">
                <text:p>0.016076849386681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160639477215262">
                <text:p>0.016063947721526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160511696475323">
                <text:p>0.016051169647532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160385134095328">
                <text:p>0.016038513409532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160259772854057">
                <text:p>0.016025977285405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160135595853134">
                <text:p>0.016013559585313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160012586509616">
                <text:p>0.016001258650961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159890728548777">
                <text:p>0.015989072854877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159770005997077">
                <text:p>0.015977000599707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159650403175326">
                <text:p>0.015965040317532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159531904692007">
                <text:p>0.015953190469200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159414495436786">
                <text:p>0.015941449543678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159298160574185">
                <text:p>0.015929816057418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159182885537413">
                <text:p>0.015918288553741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159068656022365">
                <text:p>0.015906865602236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158955457981764">
                <text:p>0.015895545798176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158843277619461">
                <text:p>0.015884327761946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158732101384876">
                <text:p>0.015873210138487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158621915967582">
                <text:p>0.015862191596758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158512708292025">
                <text:p>0.015851270829202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158404465512382">
                <text:p>0.015840446551238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15829717500754">
                <text:p>0.01582971750075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158190824376212">
                <text:p>0.015819082437621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158085401432173">
                <text:p>0.0158085401432173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15798089419961">
                <text:p>0.01579808941996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157877290908594">
                <text:p>0.015787729090859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157774579990667">
                <text:p>0.015777457999066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157672750074534">
                <text:p>0.015767275007453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157571789981867">
                <text:p>0.015757178998186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157471688723208">
                <text:p>0.015747168872320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157372435493982">
                <text:p>0.015737243549398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157274019670599">
                <text:p>0.015727401967059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157176430806662">
                <text:p>0.015717643080666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157079658629259">
                <text:p>0.015707965862925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156983693035355">
                <text:p>0.015698369303535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156888524088268">
                <text:p>0.015688852408826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156794142014231">
                <text:p>0.015679414201423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156700537199036">
                <text:p>0.015670053719903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156607700184771">
                <text:p>0.015660770018477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156515621666621">
                <text:p>0.015651562166662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156424292489756">
                <text:p>0.015642429248975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156333703646294">
                <text:p>0.015633370364629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156243846272332">
                <text:p>0.0156243846272332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156154711645054">
                <text:p>0.0156154711645054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156066291179906">
                <text:p>0.015606629117990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155978576427838">
                <text:p>0.015597857642783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155891559072615">
                <text:p>0.015589155907261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155805230928185">
                <text:p>0.015580523092818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155719583936121">
                <text:p>0.015571958393612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155634610163108">
                <text:p>0.0155634610163108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155550301798507">
                <text:p>0.0155550301798507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155466651151959">
                <text:p>0.015546665115195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155383650651059">
                <text:p>0.0155383650651059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155301292839075">
                <text:p>0.0155301292839075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155219570372726">
                <text:p>0.0155219570372726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15513847602001">
                <text:p>0.015513847602001</text:p>
              </table:table-cell>
              <table:table-cell office:value-type="float" office:value="0.943548387096774">
                <text:p>0.9435483870967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155058002658078">
                <text:p>0.015505800265807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154978143271163">
                <text:p>0.0154978143271163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154898890948556">
                <text:p>0.0154898890948556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154820238882619">
                <text:p>0.0154820238882619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154742180366863">
                <text:p>0.0154742180366863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154664708794047">
                <text:p>0.015466470879404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154587817654334">
                <text:p>0.015458781765433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154511500533487">
                <text:p>0.015451150053348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154435751111103">
                <text:p>0.0154435751111103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154360563158886">
                <text:p>0.0154360563158886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15428593053896">
                <text:p>0.015428593053896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154211847202224">
                <text:p>0.015421184720222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154138307186732">
                <text:p>0.015413830718673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154065304616121">
                <text:p>0.0154065304616121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153992833698068">
                <text:p>0.015399283369806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153920888722779">
                <text:p>0.0153920888722779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153849464061513">
                <text:p>0.0153849464061513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153778554165142">
                <text:p>0.015377855416514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153708153562737">
                <text:p>0.015370815356273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153638256860182">
                <text:p>0.015363825686018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153568858738828">
                <text:p>0.015356885873882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153499953954167">
                <text:p>0.015349995395416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153431537334535">
                <text:p>0.0153431537334535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15336360377985">
                <text:p>0.015336360377985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153296148260365">
                <text:p>0.0153296148260365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153229165815458">
                <text:p>0.015322916581545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153162651552442">
                <text:p>0.015316265155244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153096600645401">
                <text:p>0.0153096600645401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153031008334049">
                <text:p>0.0153031008334049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152965869922616">
                <text:p>0.0152965869922616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152901180778752">
                <text:p>0.015290118077875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152836936332461">
                <text:p>0.0152836936332461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152773132075048">
                <text:p>0.015277313207504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152709763558094">
                <text:p>0.015270976355809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152646826392451">
                <text:p>0.0152646826392451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152584316247252">
                <text:p>0.015258431624725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152522228848952">
                <text:p>0.0152522228848952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152460559980374">
                <text:p>0.015246055998037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152399305479788">
                <text:p>0.015239930547978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152338461239996">
                <text:p>0.0152338461239996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152278023207447">
                <text:p>0.015227802320744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15221798738136">
                <text:p>0.015221798738136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152158349812871">
                <text:p>0.0152158349812871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152099106604189">
                <text:p>0.0152099106604189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15204025390778">
                <text:p>0.01520402539077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151981787925553">
                <text:p>0.0151981787925553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151923704908076">
                <text:p>0.0151923704908076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151866001153795">
                <text:p>0.0151866001153795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151808673008278">
                <text:p>0.0151808673008278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151751716863464">
                <text:p>0.015175171686346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151695129156935">
                <text:p>0.0151695129156935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151638906371197">
                <text:p>0.0151638906371197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151583045032974">
                <text:p>0.0151583045032974</text:p>
              </table:table-cell>
              <table:table-cell office:value-type="float" office:value="0.94758064516129">
                <text:p>0.947580645161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151527541712521">
                <text:p>0.0151527541712521</text:p>
              </table:table-cell>
              <table:table-cell office:value-type="float" office:value="0.94758064516129">
                <text:p>0.94758064516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